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Created a Python bootstrapper, dually for clients and servers, for seamless connectivity</text:p>
              </text:list-item>
              <text:list-item>
                <text:p text:style-name="proj-desc">Enhanced functionality through team collaboration, code reviews, and feature development</text:p>
              </text:list-item>
              <text:list-item>
                <text:p text:style-name="proj-desc">Ensured fair-use compliance by auditing business-legal literature</text:p>
              </text:list-item>
            </text:list>
          </table:table-cell>
          <table:table-cell table:style-name="date-cell">
            <text:p text:style-name="date">Jul 2023 -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-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Mar 2021 - Apr 2021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Dec 2019 - Nov 2020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Jul 2022 - May 2023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Aug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addressed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Dec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May 2021 - Feb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Feb 2018 - Sep 201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Jun 2021 - May 2022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
								</text:p>
              </text:list-item>
              <text:list-item>
                <text:p text:style-name="work-desc">
									Collaborated directly with other developers and C-suite personnel
								</text:p>
              </text:list-item>
              <text:list-item>
                <text:p text:style-name="work-desc">
									Took part in building and presenting a team-wide slide deck in Google Slides; styled with Figma
								</text:p>
              </text:list-item>
            </text:list>
          </table:table-cell>
          <table:table-cell table:style-name="date-cell">
            <text:p text:style-name="date">Sep 2023 - Mar 2024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
								</text:p>
              </text:list-item>
              <text:list-item>
                <text:p text:style-name="work-desc">
									Additionally, designed real-estate marketing materials for Berkshire Hathaway agents
								</text:p>
              </text:list-item>
              <text:list-item>
                <text:p text:style-name="work-desc">
									Commissioned to design over 20 event fliers for non-profit organizations
								</text:p>
              </text:list-item>
            </text:list>
          </table:table-cell>
          <table:table-cell table:style-name="date-cell">
            <text:p text:style-name="date">Apr 2016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
								</text:p>
              </text:list-item>
              <text:list-item>
                <text:p text:style-name="work-desc">
									Designed user interface for mock-up calibration procedure
								</text:p>
              </text:list-item>
              <text:list-item>
                <text:p text:style-name="work-desc">
									Project coordinated by Professor Kiran George, PhD
								</text:p>
              </text:list-item>
            </text:list>
          </table:table-cell>
          <table:table-cell table:style-name="date-cell">
            <text:p text:style-name="date">Sep 2017 ∕ May 2018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
								</text:p>
              </text:list-item>
              <text:list-item>
                <text:p text:style-name="work-desc">
									Assisted in architectural and structural design plans of commercial and industrial sites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
								</text:p>
              </text:list-item>
              <text:list-item>
                <text:p text:style-name="work-desc">
									Assumed different roles within the restaurant to support overall operations
								</text:p>
              </text:list-item>
              <text:list-item>
                <text:p text:style-name="work-desc">
									Handled cash transactions and using point-of-sale systems
								</text:p>
              </text:list-item>
              <text:list-item>
                <text:p text:style-name="work-desc">
									Addressed customer concerns and resolving issues in a positive and efficient manner
								</text:p>
              </text:list-item>
              <text:list-item>
                <text:p text:style-name="work-desc">
									Carefully selecting an adequate pricing scheme according to market value
								</text:p>
              </text:list-item>
            </text:list>
          </table:table-cell>
          <table:table-cell table:style-name="date-cell">
            <text:p text:style-name="date">Aug 2019 - Jun 2021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8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